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41622" officeooo:paragraph-rsid="00141622"/>
    </style:style>
    <style:style style:name="P2" style:family="paragraph" style:parent-style-name="Text_20_body">
      <style:text-properties officeooo:rsid="00141622" officeooo:paragraph-rsid="00155092"/>
    </style:style>
    <style:style style:name="P3" style:family="paragraph" style:parent-style-name="Text_20_body">
      <style:text-properties officeooo:rsid="00141622" officeooo:paragraph-rsid="001649d0"/>
    </style:style>
    <style:style style:name="P4" style:family="paragraph" style:parent-style-name="Text_20_body">
      <style:text-properties officeooo:rsid="00141622" officeooo:paragraph-rsid="00178fc8"/>
    </style:style>
    <style:style style:name="P5" style:family="paragraph" style:parent-style-name="Text_20_body">
      <style:text-properties fo:font-weight="normal" officeooo:rsid="00141622" officeooo:paragraph-rsid="00141622" style:font-weight-asian="normal" style:font-weight-complex="normal"/>
    </style:style>
    <style:style style:name="P6" style:family="paragraph" style:parent-style-name="Text_20_body">
      <style:text-properties fo:font-weight="normal" officeooo:rsid="001649d0" officeooo:paragraph-rsid="001649d0" style:font-weight-asian="normal" style:font-weight-complex="normal"/>
    </style:style>
    <style:style style:name="P7" style:family="paragraph" style:parent-style-name="Text_20_body">
      <style:text-properties officeooo:rsid="00155092" officeooo:paragraph-rsid="00155092"/>
    </style:style>
    <style:style style:name="P8" style:family="paragraph" style:parent-style-name="Text_20_body">
      <style:text-properties officeooo:rsid="00155092" officeooo:paragraph-rsid="00178fc8"/>
    </style:style>
    <style:style style:name="P9" style:family="paragraph" style:parent-style-name="Text_20_body">
      <style:text-properties officeooo:rsid="001649d0" officeooo:paragraph-rsid="001649d0"/>
    </style:style>
    <style:style style:name="P10" style:family="paragraph" style:parent-style-name="Text_20_body">
      <style:text-properties officeooo:rsid="001649d0" officeooo:paragraph-rsid="00178fc8"/>
    </style:style>
    <style:style style:name="P11" style:family="paragraph" style:parent-style-name="Text_20_body">
      <style:text-properties officeooo:rsid="00178fc8" officeooo:paragraph-rsid="00178fc8"/>
    </style:style>
    <style:style style:name="P12" style:family="paragraph" style:parent-style-name="Heading_20_1">
      <style:text-properties officeooo:rsid="00141622" officeooo:paragraph-rsid="00141622"/>
    </style:style>
    <style:style style:name="P13" style:family="paragraph" style:parent-style-name="Heading_20_1">
      <style:text-properties officeooo:rsid="00141622" officeooo:paragraph-rsid="00155092"/>
    </style:style>
    <style:style style:name="P14" style:family="paragraph" style:parent-style-name="Heading_20_1">
      <style:text-properties officeooo:rsid="00141622" officeooo:paragraph-rsid="001649d0"/>
    </style:style>
    <style:style style:name="P15" style:family="paragraph" style:parent-style-name="Heading_20_1">
      <style:text-properties officeooo:rsid="00141622" officeooo:paragraph-rsid="00178fc8"/>
    </style:style>
    <style:style style:name="P16" style:family="paragraph" style:parent-style-name="Heading_20_1">
      <style:text-properties fo:font-weight="bold" officeooo:rsid="00141622" officeooo:paragraph-rsid="00141622" style:font-weight-asian="bold" style:font-weight-complex="bold"/>
    </style:style>
    <style:style style:name="P17" style:family="paragraph" style:parent-style-name="Heading_20_1">
      <style:text-properties fo:font-weight="bold" officeooo:rsid="00141622" officeooo:paragraph-rsid="00155092" style:font-weight-asian="bold" style:font-weight-complex="bold"/>
    </style:style>
    <style:style style:name="P18" style:family="paragraph" style:parent-style-name="Heading_20_1">
      <style:text-properties fo:font-weight="bold" officeooo:rsid="00141622" officeooo:paragraph-rsid="001649d0" style:font-weight-asian="bold" style:font-weight-complex="bold"/>
    </style:style>
    <style:style style:name="P19" style:family="paragraph" style:parent-style-name="Heading_20_1">
      <style:text-properties fo:font-weight="bold" officeooo:rsid="00141622" officeooo:paragraph-rsid="00178fc8" style:font-weight-asian="bold" style:font-weight-complex="bold"/>
    </style:style>
    <style:style style:name="P20" style:family="paragraph" style:parent-style-name="Heading_20_1">
      <style:text-properties officeooo:rsid="001649d0" officeooo:paragraph-rsid="001649d0"/>
    </style:style>
    <style:style style:name="P21" style:family="paragraph" style:parent-style-name="Heading_20_1">
      <style:paragraph-properties fo:break-before="page"/>
      <style:text-properties fo:font-weight="bold" officeooo:rsid="00141622" officeooo:paragraph-rsid="001649d0" style:font-weight-asian="bold" style:font-weight-complex="bold"/>
    </style:style>
    <style:style style:name="P22" style:family="paragraph" style:parent-style-name="Heading_20_1">
      <style:paragraph-properties fo:break-before="page"/>
      <style:text-properties fo:font-weight="bold" officeooo:rsid="00141622" officeooo:paragraph-rsid="00178fc8" style:font-weight-asian="bold" style:font-weight-complex="bold"/>
    </style:style>
    <style:style style:name="P23" style:family="paragraph" style:parent-style-name="Title">
      <style:text-properties officeooo:rsid="00141622" officeooo:paragraph-rsid="0014162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4654a" style:font-size-asian="12pt" style:font-size-complex="12pt"/>
    </style:style>
    <style:style style:name="T3" style:family="text">
      <style:text-properties fo:font-size="12pt" officeooo:rsid="00155092" style:font-size-asian="12pt" style:font-size-complex="12pt"/>
    </style:style>
    <style:style style:name="T4" style:family="text">
      <style:text-properties fo:font-size="12pt" officeooo:rsid="001649d0" style:font-size-asian="12pt" style:font-size-complex="12pt"/>
    </style:style>
    <style:style style:name="T5" style:family="text">
      <style:text-properties fo:font-size="12pt" officeooo:rsid="00178fc8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55092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649d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78fc8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osine – <text:span text:style-name="T6">Jyrki Rajala</text:span></text:p>
      <text:h text:style-name="P16" text:outline-level="1"><text:span text:style-name="T1">Labb #1</text:span></text:h>
      <text:p text:style-name="P1"><text:span text:style-name="T6">Initiering av projektet.</text:span></text:p>
      <text:p text:style-name="P1"><text:span text:style-name="T6">En app för att animera olika former av grafiska figurer med hjälp av linjer dragna baserade på cosinus-kurvor.</text:span></text:p>
      <text:p text:style-name="P1"><text:span text:style-name="T6"/></text:p>
      <text:h text:style-name="P16" text:outline-level="1"><text:span text:style-name="T1">G</text:span></text:h>
      <text:p text:style-name="P5"><text:span text:style-name="T1">Planera upp scenen, dess knappar och vyer. Skapa autolayout så att appen fungerar i ALLA lägen.</text:span></text:p>
      <text:p text:style-name="P6"><text:span text:style-name="T1">Skapa ett verktygsfält som swipe:as från vänsterkanten.</text:span></text:p>
      <text:h text:style-name="P12" text:outline-level="1"><text:span text:style-name="T1">VG</text:span></text:h>
      <text:p text:style-name="P3"><text:span text:style-name="T1">Designa appens utseende estetiskt.</text:span></text:p>
      <text:p text:style-name="P3"><text:span text:style-name="T1">Snygga sliders, knappar ( enligt iOS guid</text:span><text:span text:style-name="T2">e</text:span><text:span text:style-name="T1">lines )</text:span></text:p>
      <text:p text:style-name="P3"><text:span text:style-name="T1"/></text:p>
      <text:h text:style-name="P22" text:outline-level="1"><text:span text:style-name="T1">Labb #</text:span><text:span text:style-name="T3">2</text:span></text:h>
      <text:p text:style-name="P8"><text:span text:style-name="T6">Implementera grundläggande funktioner.</text:span></text:p>
      <text:p text:style-name="P4"><text:span text:style-name="T6"/></text:p>
      <text:h text:style-name="P19" text:outline-level="1"><text:span text:style-name="T1">G</text:span></text:h>
      <text:h text:style-name="P15" text:outline-level="1"><text:span text:style-name="T7">Skapa kod för att kunna rita figurer med fördefinierade ”presets”.</text:span></text:h>
      <text:h text:style-name="P15" text:outline-level="1"><text:span text:style-name="T1">VG</text:span></text:h>
      <text:p text:style-name="P10"><text:span text:style-name="T1">Använd sig av OpenGL för grafiken.</text:span></text:p>
      <text:p text:style-name="P4"><text:span text:style-name="T1"/></text:p>
      <text:h text:style-name="P21" text:outline-level="1"><text:span text:style-name="T1">Labb #</text:span><text:span text:style-name="T5">3</text:span></text:h>
      <text:p text:style-name="P9"><text:span text:style-name="T6">Utöka verktygsfältet.</text:span></text:p>
      <text:p text:style-name="P3"><text:span text:style-name="T6"/></text:p>
      <text:h text:style-name="P18" text:outline-level="1"><text:span text:style-name="T1">G</text:span></text:h>
      <text:h text:style-name="P14" text:outline-level="1"><text:span text:style-name="T7">Skapa kod</text:span><text:span text:style-name="T8">er och widgets</text:span><text:span text:style-name="T7"> för att kunna </text:span><text:span text:style-name="T8">skräddarsy egna</text:span><text:span text:style-name="T7"> ”presets”.</text:span></text:h>
      <text:h text:style-name="P14" text:outline-level="1"><text:span text:style-name="T1">VG</text:span></text:h>
      <text:p text:style-name="P9"><text:span text:style-name="T1">Spara och hantera presets via egen vy (från tabell som visar titel till editvy med alla inställningar.)</text:span></text:p>
      <text:p text:style-name="P9"/>
      <text:h text:style-name="P21" text:outline-level="1"><text:span text:style-name="T1">Labb #</text:span><text:span text:style-name="T4">4</text:span></text:h>
      <text:p text:style-name="P9"><text:span text:style-name="T6">Gör det lättare att ändra på olika inställningar...</text:span></text:p>
      <text:p text:style-name="P3"><text:span text:style-name="T6"/></text:p>
      <text:h text:style-name="P18" text:outline-level="1"><text:span text:style-name="T1">G</text:span></text:h>
      <text:h text:style-name="P20" text:outline-level="1"><text:span text:style-name="T7">Gö</text:span><text:span text:style-name="T6">r det möjligt att använda sig av gester när du gör dina inställningar.</text:span></text:h>
      <text:p text:style-name="P9"><text:span text:style-name="T9">Ex. </text:span><text:span text:style-name="T8">S</text:span><text:span text:style-name="T6">tarta och stoppa </text:span><text:span text:style-name="T9">animeringen </text:span><text:span text:style-name="T6">genom att dubbeltrycka.</text:span></text:p>
      <text:h text:style-name="P14" text:outline-level="1"><text:span text:style-name="T1">VG</text:span></text:h>
      <text:p text:style-name="P11"><text:span text:style-name="T1">Skapa genomskinliga sliders och knappar för att ändra på dina presets i realtid.</text:span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yrki Rajala</meta:initial-creator>
    <meta:creation-date>2014-06-02T10:55:31.304255000</meta:creation-date>
    <dc:date>2014-06-02T12:12:21.845033000</dc:date>
    <dc:creator>Jyrki Rajala</dc:creator>
    <meta:editing-duration>PT14M17S</meta:editing-duration>
    <meta:editing-cycles>1</meta:editing-cycles>
    <meta:document-statistic meta:table-count="0" meta:image-count="0" meta:object-count="0" meta:page-count="4" meta:paragraph-count="29" meta:word-count="165" meta:character-count="1014" meta:non-whitespace-character-count="877"/>
    <meta:generator>LibreOffice/4.1.4.2$MacOSX_x86 LibreOffice_project/0a0440ccc0227ad9829de5f46be37cfb6edcf72</meta:generator>
  </office:meta>
</office:document-meta>
</file>